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name="Timmons" svg:font-family="Timmons"/>
    <style:font-face style:font-family-generic="swiss" style:font-pitch="variable" style:name="Arial" svg:font-family="Arial"/>
    <style:font-face style:font-family-generic="system" style:font-pitch="variable" style:name="PMingLiU" svg:font-family="PMingLiU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ext" style:name="aeb1064">
      <style:text-properties fo:font-weight="bold" style:font-weight-asian="bold" style:font-weight-complex="bold"/>
    </style:style>
  </office:automatic-styles>
  <office:body>
    <office:text>
      <text:p text:style-name="Standard">Paragraph with userdefined:blablabla and a<text:s/><text:span text:style-name="aeb1064">span</text:span>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name="Timmons" svg:font-family="Timmons"/>
    <style:font-face style:font-family-generic="swiss" style:font-pitch="variable" style:name="Arial" svg:font-family="Arial"/>
    <style:font-face style:font-family-generic="system" style:font-pitch="variable" style:name="PMingLiU" svg:font-family="PMingLiU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font-size="12.0pt" fo:language="eo" style:font-name="Timmons" style:font-name-asian="PMingLiU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PMingLiU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="Timmons" style:font-name-complex="Tahoma1"/>
    </style:style>
    <style:style style:family="paragraph" style:name="Index" style:parent-style-name="Standard">
      <style:text-properties style:font-name="Timmons"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="Timmons" style:font-name-complex="Tahoma1" style:font-size-asian="12.0pt" style:font-style-asian="italic" style:font-style-complex="italic"/>
    </style:style>
    <style:default-style style:family="graphic">
      <style:text-properties fo:font-size="12.0pt" fo:language="eo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3</dc:date>
    <meta:editing-cycles>2</meta:editing-cycles>
    <meta:editing-duration>PT0.004S</meta:editing-duration>
  </office:meta>
</office:document-meta>
</file>